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2f37d"/>
    </style:style>
    <style:style style:name="P2" style:family="paragraph" style:parent-style-name="Standard">
      <style:text-properties officeooo:rsid="00046ce9" officeooo:paragraph-rsid="00046ce9"/>
    </style:style>
    <style:style style:name="P3" style:family="paragraph" style:parent-style-name="Standard">
      <style:text-properties officeooo:paragraph-rsid="00055537"/>
    </style:style>
    <style:style style:name="P4" style:family="paragraph" style:parent-style-name="Standard">
      <style:text-properties officeooo:paragraph-rsid="00067281"/>
    </style:style>
    <style:style style:name="P5" style:family="paragraph" style:parent-style-name="Text_20_body">
      <style:text-properties officeooo:paragraph-rsid="00073df6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text-properties officeooo:paragraph-rsid="000cf117"/>
    </style:style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1">
      <style:paragraph-properties fo:margin-top="0cm" fo:margin-bottom="0cm" loext:contextual-spacing="false"/>
    </style:style>
    <style:style style:name="P11" style:family="paragraph" style:parent-style-name="Text_20_body" style:list-style-name="L3">
      <style:paragraph-properties fo:margin-top="0cm" fo:margin-bottom="0cm" loext:contextual-spacing="false"/>
    </style:style>
    <style:style style:name="T1" style:family="text">
      <style:text-properties officeooo:rsid="0000065b"/>
    </style:style>
    <style:style style:name="T2" style:family="text">
      <style:text-properties officeooo:rsid="0002f37d"/>
    </style:style>
    <style:style style:name="T3" style:family="text">
      <style:text-properties fo:font-weight="normal" officeooo:rsid="0002f37d" style:font-weight-asian="normal" style:font-weight-complex="normal"/>
    </style:style>
    <style:style style:name="T4" style:family="text">
      <style:text-properties fo:font-weight="normal" officeooo:rsid="000cf117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2f37d" style:font-weight-asian="bold" style:font-weight-complex="bold"/>
    </style:style>
    <style:style style:name="T7" style:family="text">
      <style:text-properties fo:font-weight="bold" officeooo:rsid="00067281" style:font-weight-asian="bold" style:font-weight-complex="bold"/>
    </style:style>
    <style:style style:name="T8" style:family="text">
      <style:text-properties fo:font-weight="bold" officeooo:rsid="00073df6" style:font-weight-asian="bold" style:font-weight-complex="bold"/>
    </style:style>
    <style:style style:name="T9" style:family="text">
      <style:text-properties fo:font-weight="bold" officeooo:rsid="000cf117" style:font-weight-asian="bold" style:font-weight-complex="bold"/>
    </style:style>
    <style:style style:name="T10" style:family="text">
      <style:text-properties fo:font-weight="bold" officeooo:rsid="00055537" style:font-weight-asian="bold" style:font-weight-complex="bold"/>
    </style:style>
    <style:style style:name="T11" style:family="text">
      <style:text-properties officeooo:rsid="00055537"/>
    </style:style>
    <style:style style:name="T12" style:family="text">
      <style:text-properties fo:font-style="italic"/>
    </style:style>
    <style:style style:name="T13" style:family="text">
      <style:text-properties officeooo:rsid="00067281"/>
    </style:style>
    <style:style style:name="T14" style:family="text">
      <style:text-properties officeooo:rsid="00073df6"/>
    </style:style>
    <style:style style:name="T15" style:family="text">
      <style:text-properties officeooo:rsid="000cf117"/>
    </style:style>
    <style:style style:name="T16" style:family="text">
      <style:text-properties officeooo:rsid="0013842e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В Средние Века (750 — 1258) развитие науки получило значительный толчок благодаря Золотому веку ислама или Исламскому возрождению. Всё началось с переводов индийских, ассирийских, иранских, греческих трудов на арабский язык. </text:span>Среди исламских учёных было много персов, арабов, мавров, ассирийцев и египтян. В конфессиональном плане, большинство учёных были мусульманами, но встречались также христиане, иудеи, сабии и др. В исламском мире при мечетях открывались медресе, где обучали не только религиозным, но и светским наукам. Многие медресе со временем превратились в университеты. <text:span text:style-name="T1">В 20-е годы IX века халифом ал-Мамуном был основан «Дом мудрости» (Бейт аль-хикма) - академия, которая должна была обеспечить мутазилитов фактическим материалом для теологических споров, в первую очередь внимание уделялось философским трудам. </text:span>При «Исламском Возрождении» развились математика, медицина, философия, физика, химия и другие науки. Исламская культура, простиравшаяся от южной Испании до Китая, вобрала в себя достижения учёных из самых разных национальностей и вероисповеданий. Она развивала знания египтян, греков и римлян, добившись прорывов, подготовивших почву для эпохи Возрождения. Универсальным языком науки стал арабский язык.</text:p>
      <text:p text:style-name="P1"><text:span text:style-name="T6">Астрономия.</text:span><text:span text:style-name="T3"> </text:span>Астрономия — одна из областей науки, которая интересовала мусульманских учёных. Почти во всех крупных городах исламских государств существовали обсерватории. <text:span text:style-name="T2">Была усовершенствована астролябия (инструмент для определения месторасположения звёзд и измерения расстояния между ними). Хорезмийский учёный аль-Беруни доказал, что Земля вращается вокруг своей оси и вокруг Солнца. Также он вычислил площадь поверхности Земли. Учёный аль-Ферганий наблюдал пятна на Солнце, а его труды в области астрономии на протяжении 700 лет использовались в Европе в качестве учебного пособия.</text:span></text:p>
      <text:p text:style-name="P2"><text:span text:style-name="T5">География.</text:span> Были выполнены описания климатов Земли. Координаты 273 географических объектов и описания морей: Чёрного, Азовского и Каспийского.</text:p>
      <text:p text:style-name="P3"><text:span text:style-name="T10">Математика.</text:span><text:span text:style-name="T11"> Основные достижения связаны с именем аль-Хорезми. Известен он прежде всего своим трудом «Китаб аль-джабр ва-ль-мукабала» («Книга о восполнении и противопоставлении»).</text:span>От названия этой книги произошло слово <text:a xlink:type="simple" xlink:href="https://ru.wikipedia.org/wiki/Алгебра" text:style-name="Internet_20_link" text:visited-style-name="Visited_20_Internet_20_Link"><text:span text:style-name="T12">алгебра</text:span></text:a>. Подлинный арабский текст утерян, однако содержание известно по латинскому переводу 1140 года английского математика Роберта Честерского. Рукопись, которую Роберт Честерский озаглавил как «Книга об алгебре и ал-мукабале» хранится в Кембридже. <text:span text:style-name="T11">В этой книге он рассматривал решения уравнений первой и второй степени. Во второй части книги он применял эти сведения в вопросе решения наследования. </text:span>Латинский перевод книги начинается словами «Dixit Algorizmi» (сказал Алгоризми). Так как сочинение об арифметике было очень популярно в Европе, то латинизированное имя автора (Algorizmi или Algorizmus) стало нарицательным, и средневековые математики так называли арифметику, основанную на десятичной позиционной системе счисления. Позднее европейские математики стали называть так всякое вычисление по строго определённым правилам. В настоящее время термин <text:a xlink:type="simple" xlink:href="https://ru.wikipedia.org/wiki/Алгоритм" text:style-name="Internet_20_link" text:visited-style-name="Visited_20_Internet_20_Link"><text:span text:style-name="T12">алгоритм</text:span></text:a> означает набор инструкций, описывающих порядок действий исполнителя для достижения результата решения задачи за конечное число действий.</text:p>
      <text:p text:style-name="P4"><text:span text:style-name="T7">Медицина.</text:span><text:span text:style-name="T13"> </text:span>Самые высокие достижения мусульманских учёных можно отметить в медицине. Именно в Арабском халифате впервые были построены больницы, госпитали, возникли первые медицинские институты. Мусульманские врачи в течение многих столетий были на передовых рубежах науки в области исследования глазных болезней. Первая больница в Халифате была создана в 707 году во время правления омейядского халифа аль-Валида ибн Абдул-Малика. Затраты на содержание этой больницы и обеспечения больных продуктами питания брало на себя государство. Во избежание бегства прокажённых больных, им объявлялся арест. По предположению некоторых исследователей <text:a xlink:type="simple" xlink:href="https://ru.wikipedia.org/wiki/Фахруддин_ар-Рази" text:style-name="Internet_20_link" text:visited-style-name="Visited_20_Internet_20_Link">Фахруддин ар-Рази</text:a> (864—925) стал первым врачом, описавшим ответный рефлекс зрачка и первым выделившим и описавшим такие заболевания, как <text:a xlink:type="simple" xlink:href="https://ru.wikipedia.org/wiki/Ветряная_оспа" text:style-name="Internet_20_link" text:visited-style-name="Visited_20_Internet_20_Link">ветряная оспа</text:a> и <text:a xlink:type="simple" xlink:href="https://ru.wikipedia.org/wiki/Лихорадка" text:style-name="Internet_20_link" text:visited-style-name="Visited_20_Internet_20_Link">лихорадка</text:a>. </text:p>
      <text:list xml:id="list7570485479852734958" text:style-name="L1">
        <text:list-item>
          <text:p text:style-name="P10">Известному учёному <text:a xlink:type="simple" xlink:href="https://ru.wikipedia.org/wiki/Ибн_Сина" text:style-name="Internet_20_link" text:visited-style-name="Visited_20_Internet_20_Link">Ибн Сине</text:a> (980—1037), известному на Западе как Авиценна, принадлежит заслуга в открытии заразных заболеваний, анестезии, связи психологического и физического состояний и многих других областей медицины. Его <text:soft-page-break/>книга «Канон врачебной науки» с XII по XVII век использовалась в качестве учебника в лучших медицинских институтах Европы. </text:p>
        </text:list-item>
      </text:list>
      <text:list xml:id="list5677041818677766133" text:style-name="L2">
        <text:list-item>
          <text:p text:style-name="P8">Андалузский врач <text:a xlink:type="simple" xlink:href="https://ru.wikipedia.org/wiki/Абуль-Касим_аль-Захрави" text:style-name="Internet_20_link" text:visited-style-name="Visited_20_Internet_20_Link">Абуль-Касим аль-Захрави</text:a> (936—1013), известный как <text:a xlink:type="simple" xlink:href="https://ru.wikipedia.org/wiki/Альбукасис" text:style-name="Internet_20_link" text:visited-style-name="Visited_20_Internet_20_Link">Альбукасис</text:a>, был первым хирургом, внедрившим в повседневную практику швы из кетгута (овечьих кишок). Среди его изобретений есть ряд сложных хирургических инструментов, в том числе скальпели, шприцы, щипцы и хирургические иглы. В своём труде «ат-Тасриф» он проиллюстрировал и описал хирургические инструменты и процедуры хирургических операций, производимые с их помощью. В 1 и 2 лекциях, переведённых на латинский язык как «Liber Thoricae», он классифицировал 325 болезней и объяснил их симптоматологию и лечение. Книга включает в себя тему зубоврачевания, офтальмологические болезни, и болезни уха, носа и горла, болезни головы и шеи, акушерство, гинекология, урология и другие области хирургии.</text:p>
        </text:list-item>
      </text:list>
      <text:p text:style-name="P5"><text:span text:style-name="T8">Промышленность.</text:span><text:span text:style-name="T14"> </text:span>Позаимствовал технологию производства из Китая в 794 году в Багдаде сын визиря Харуна ар-Рашида, <text:a xlink:type="simple" xlink:href="https://ru.wikipedia.org/w/index.php?title=Ибн_Фазл&amp;action=edit&amp;redlink=1" text:style-name="Internet_20_link" text:visited-style-name="Visited_20_Internet_20_Link">Ибн Фазл</text:a> построил первую фабрику по производству бумаги. Через 6 лет подобная фабрика была построена в Египте, а в 950 году в аль-Андалусе. Первая бумага, появившаяся в Европе, называлась charta damascaena, то есть дамасские свитки, которая изготавливалась из льна.</text:p>
      <text:p text:style-name="P6"><text:bookmark text:name=".D0.A4.D0.B8.D0.B7.D0.B8.D0.BA.D0.B0"/>Физика</text:p>
      <text:list xml:id="list7647690152321452795" text:style-name="L3">
        <text:list-item>
          <text:p text:style-name="P11">Арабский физик и математик <text:a xlink:type="simple" xlink:href="https://ru.wikipedia.org/wiki/Ибн_аль-Хайсам" text:style-name="Internet_20_link" text:visited-style-name="Visited_20_Internet_20_Link">аль-Хайсам</text:a> (965—1051), известный в Европе как Альхазен (аль-Хазин) — родоначальник оптики, чей труд «Книга оптики» ставится наравне с трудами И. Ньютона за революционные идеи в открытии оптических законов. Он дал описание строения глаза и правильное представление бинокулярного зрения. Он высказал предположение о конечности скорости света и проводил опыты с <text:a xlink:type="simple" xlink:href="https://ru.wikipedia.org/wiki/Камера-обскура" text:style-name="Internet_20_link" text:visited-style-name="Visited_20_Internet_20_Link">камерой-обскурой</text:a> (предшественником современных фотоаппаратов), опыты по преломлению света и эксперименты с различными видами зеркал.</text:p>
        </text:list-item>
        <text:list-item>
          <text:p text:style-name="P9"><text:a xlink:type="simple" xlink:href="https://ru.wikipedia.org/w/index.php?title=Абуль-Изз_Исмаил_аль-Джазари&amp;action=edit&amp;redlink=1" text:style-name="Internet_20_link" text:visited-style-name="Visited_20_Internet_20_Link">Абуль-Изз Исмаил аль-Джазари</text:a> <text:s/>Он изобрёл коленчатый вал, сконструировал клапанные насосы, водоподъёмные машины, водяные часы, музыкальные автоматы и т. д. Аль-Джазари принадлежат такие технологические новшества, как: ламинирование древесины, кодовые замки, гибрид компаса с универсальными солнечными часами для любых широт и т. д. </text:p>
        </text:list-item>
      </text:list>
      <text:p text:style-name="Text_20_body">В 880 году учёный по имени <text:a xlink:type="simple" xlink:href="https://ru.wikipedia.org/wiki/Ибн_Фирнас" text:style-name="Internet_20_link" text:visited-style-name="Visited_20_Internet_20_Link">Ибн Фирнас</text:a> впервые сконструировал аппарат наподобие аэроплана. Ему удалось довольно долго парить в воздухе.</text:p>
      <text:p text:style-name="P7"><text:span text:style-name="T9">Философия.</text:span><text:span text:style-name="T15"> </text:span>В центре внимания <text:span text:style-name="T15">философов </text:span>оказывается философия <text:a xlink:type="simple" xlink:href="https://ru.wikipedia.org/wiki/Аристотель" text:style-name="Internet_20_link" text:visited-style-name="Visited_20_Internet_20_Link">Аристотеля</text:a> с её преобладающим интересом к вопросам естествознания и логики. <text:span text:style-name="T15">Также изучались </text:span>работ<text:span text:style-name="T15">ы</text:span> позднейших её комментаторов из <text:a xlink:type="simple" xlink:href="https://ru.wikipedia.org/wiki/Неоплатонизм" text:style-name="Internet_20_link" text:visited-style-name="Visited_20_Internet_20_Link">неоплатонических</text:a> школ в Афинах и <text:a xlink:type="simple" xlink:href="https://ru.wikipedia.org/wiki/Александрийская_школа" text:style-name="Internet_20_link" text:visited-style-name="Visited_20_Internet_20_Link">Александрии</text:a>.</text:p>
      <text:p text:style-name="P7"><text:span text:style-name="T9">Химия.</text:span><text:span text:style-name="T4"> </text:span><text:a xlink:type="simple" xlink:href="https://ru.wikipedia.org/wiki/Джабир_ибн_Хайян" text:style-name="Internet_20_link" text:visited-style-name="Visited_20_Internet_20_Link">Джабир ибн Хайян</text:a> <text:span text:style-name="T16">работал в области алхимии</text:span>. Он описал множество кислот и разработал ранний вариант экспериментального метода исследования в химии. Он впервые высказал мысль об огромной энергии, скрытой внутри атома и возможности его расщеплени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2:02:09.875638788</meta:creation-date>
    <dc:date>2017-03-12T12:26:39.109661558</dc:date>
    <meta:editing-duration>PT2H10S</meta:editing-duration>
    <meta:editing-cycles>5</meta:editing-cycles>
    <meta:generator>LibreOffice/4.3.3.2$Linux_X86_64 LibreOffice_project/430m0$Build-2</meta:generator>
    <meta:document-statistic meta:table-count="0" meta:image-count="0" meta:object-count="0" meta:page-count="2" meta:paragraph-count="14" meta:word-count="912" meta:character-count="6947" meta:non-whitespace-character-count="6050"/>
  </office:meta>
</office:document-meta>
</file>